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style:text-underline-style="none" fo:font-weight="bold" officeooo:rsid="0009d115" officeooo:paragraph-rsid="0009d115" fo:background-color="#ffff00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bold" officeooo:rsid="0009d115" officeooo:paragraph-rsid="0009d115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bold" officeooo:rsid="000b401e" officeooo:paragraph-rsid="000b401e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bold" officeooo:rsid="000d27db" officeooo:paragraph-rsid="000d27db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bold" officeooo:rsid="000c06d2" officeooo:paragraph-rsid="000c06d2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bold" officeooo:rsid="000f1bb7" officeooo:paragraph-rsid="000f1bb7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bold" officeooo:rsid="0011157e" officeooo:paragraph-rsid="0011157e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underline-style="none" officeooo:rsid="0009d115" officeooo:paragraph-rsid="0009d115"/>
    </style:style>
    <style:style style:name="P9" style:family="paragraph" style:parent-style-name="Standard" style:master-page-name="HTML">
      <style:paragraph-properties fo:text-align="start" style:justify-single-word="false" style:page-number="auto"/>
      <style:text-properties fo:font-size="15pt" style:text-underline-style="none" officeooo:rsid="0011dd97" officeooo:paragraph-rsid="0011dd97" style:font-size-asian="15pt" style:font-size-complex="15pt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bold" officeooo:rsid="0009d115" officeooo:paragraph-rsid="0009d115" fo:background-color="#ffff00" style:font-size-asian="10.5pt" style:font-weight-asian="bold" style:font-size-complex="12pt" style:font-weight-complex="bold"/>
    </style:style>
    <style:style style:name="T1" style:family="text">
      <style:text-properties fo:font-size="12pt" fo:font-weight="bold" style:font-size-asian="10.5pt" style:font-weight-asian="bold" style:font-size-complex="12pt" style:font-weight-complex="bold"/>
    </style:style>
    <style:style style:name="T2" style:family="text">
      <style:text-properties fo:font-size="12pt" fo:font-weight="bold" officeooo:rsid="001b53d2" style:font-size-asian="10.5pt" style:font-weight-asian="bold" style:font-size-complex="12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b53d2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4">l</text:span><text:span text:style-name="T3">inux</text:span></text:p>
      <text:p text:style-name="P8"><text:span text:style-name="T2">C</text:span><text:span text:style-name="T1">hecking Linux version....</text:span></text:p>
      <text:p text:style-name="P1">lsb_release -a</text:p>
      <text:p text:style-name="P2">where 'a' stands for all info.</text:p>
      <text:p text:style-name="P2"/>
      <text:p text:style-name="P2"/>
      <text:p text:style-name="P2"/>
      <text:p text:style-name="P2">Creating folder in linux</text:p>
      <text:p text:style-name="P1">mkdir foldername</text:p>
      <text:p text:style-name="P2"/>
      <text:p text:style-name="P2">Removing dir</text:p>
      <text:p text:style-name="P1">rmdir dirname</text:p>
      <text:p text:style-name="P2"/>
      <text:p text:style-name="P2">Removing dir recursively(removing either folder)</text:p>
      <text:p text:style-name="P1">rm -r dirname</text:p>
      <text:p text:style-name="P2"/>
      <text:p text:style-name="P2">Removing file</text:p>
      <text:p text:style-name="P1">rm filename</text:p>
      <text:p text:style-name="P2"/>
      <text:p text:style-name="P2">Copying either folder</text:p>
      <text:p text:style-name="P2">cp -rva source destination</text:p>
      <text:p text:style-name="P2">where -r:recursive</text:p>
      <text:p text:style-name="P2"><text:s text:c="11"/>-a:preserve specified attribute</text:p>
      <text:p text:style-name="P2"><text:s text:c="11"/>-v:explain with is done</text:p>
      <text:p text:style-name="P2"/>
      <text:p text:style-name="P2">cd(change directory)</text:p>
      <text:p text:style-name="P2">cd .. parent directory</text:p>
      <text:p text:style-name="P2">cd home directory</text:p>
      <text:p text:style-name="P2"/>
      <text:p text:style-name="P2">mv </text:p>
      <text:p text:style-name="P2">two work </text:p>
      <text:p text:style-name="P2">renaming and moving</text:p>
      <text:p text:style-name="P2">mv oldname newname</text:p>
      <text:p text:style-name="P2">moving</text:p>
      <text:p text:style-name="P2">mv source destination</text:p>
      <text:p text:style-name="P2"/>
      <text:p text:style-name="P2">ls(long listing)</text:p>
      <text:p text:style-name="P2">ls -a =show hidden files</text:p>
      <text:p text:style-name="P2">ls -l (show listing of file with permissions attached)</text:p>
      <text:p text:style-name="P2"/>
      <text:p text:style-name="P2">pwd</text:p>
      <text:p text:style-name="P2">present working dir.</text:p>
      <text:p text:style-name="P2"/>
      <text:p text:style-name="P2">Ifconfig -to know ip address</text:p>
      <text:p text:style-name="P2"/>
      <text:p text:style-name="P2">cp (copying)</text:p>
      <text:p text:style-name="P2">cp from to</text:p>
      <text:p text:style-name="P2"/>
      <text:p text:style-name="P2"/>
      <text:p text:style-name="P3">cat filename</text:p>
      <text:p text:style-name="P3">display file content</text:p>
      <text:p text:style-name="P3">cat &gt; filename</text:p>
      <text:p text:style-name="P3">create new file and write content in file</text:p>
      <text:p text:style-name="P3">ctrl + c to save and exit</text:p>
      <text:p text:style-name="P3"/>
      <text:p text:style-name="P3">cat <text:s/>&gt;&gt; filename</text:p>
      <text:p text:style-name="P3"><text:soft-page-break/>to append data in file</text:p>
      <text:p text:style-name="P4">cat file1 file 2 &gt; file 3</text:p>
      <text:p text:style-name="P4">to copy content of file1 and file2 in file 3</text:p>
      <text:p text:style-name="P5"/>
      <text:p text:style-name="P5">chmod</text:p>
      <text:p text:style-name="P5">to attach and detech permission</text:p>
      <text:p text:style-name="P5">chmod go+rwx filename</text:p>
      <text:p text:style-name="P5">g-group</text:p>
      <text:p text:style-name="P5">o-other</text:p>
      <text:p text:style-name="P5">u-user</text:p>
      <text:p text:style-name="P5">r-read</text:p>
      <text:p text:style-name="P5">w-write</text:p>
      <text:p text:style-name="P5">x-execute</text:p>
      <text:p text:style-name="P5">+ for attaching permision</text:p>
      <text:p text:style-name="P5">- for deteching permission</text:p>
      <text:p text:style-name="P5">= to give specified permission</text:p>
      <text:p text:style-name="P5">can also use values</text:p>
      <text:p text:style-name="P5">like</text:p>
      <text:p text:style-name="P5">chmod 777 filename</text:p>
      <text:p text:style-name="P5">giving user ,group and other all permissions</text:p>
      <text:p text:style-name="P5">rwx</text:p>
      <text:p text:style-name="P5">000</text:p>
      <text:p text:style-name="P5">001</text:p>
      <text:p text:style-name="P5">010</text:p>
      <text:p text:style-name="P5">011</text:p>
      <text:p text:style-name="P5">100</text:p>
      <text:p text:style-name="P5">101</text:p>
      <text:p text:style-name="P5">110</text:p>
      <text:p text:style-name="P5">111</text:p>
      <text:p text:style-name="P4"/>
      <text:p text:style-name="P4">reboot</text:p>
      <text:p text:style-name="P4">sudo reboot</text:p>
      <text:p text:style-name="P4">or </text:p>
      <text:p text:style-name="P4">reboot </text:p>
      <text:p text:style-name="P4">shutdown</text:p>
      <text:p text:style-name="P4">shutdown</text:p>
      <text:p text:style-name="P4">or </text:p>
      <text:p text:style-name="P4">sudo poweroff/poweroff</text:p>
      <text:p text:style-name="P4"/>
      <text:p text:style-name="P6">head</text:p>
      <text:p text:style-name="P6">head -2 filename</text:p>
      <text:p text:style-name="P6">get two lines from beginin</text:p>
      <text:p text:style-name="P6">tail -2 file</text:p>
      <text:p text:style-name="P6">last two lines</text:p>
      <text:p text:style-name="P6">head -3 filename | tail -2 (show last two from first three)</text:p>
      <text:p text:style-name="P6"/>
      <text:p text:style-name="P6">grep -i <text:s/>'match pattern ' filename</text:p>
      <text:p text:style-name="P6">search for specific pattern in file</text:p>
      <text:p text:style-name="P6">-i for ignore upper and lower case</text:p>
      <text:p text:style-name="P6"/>
      <text:p text:style-name="P6">ps</text:p>
      <text:p text:style-name="P6">show running process</text:p>
      <text:p text:style-name="P6">with process id and name</text:p>
      <text:p text:style-name="P6"/>
      <text:p text:style-name="P6">kill</text:p>
      <text:p text:style-name="P6">can kill any process with process id</text:p>
      <text:p text:style-name="P6"><text:soft-page-break/>killall appname</text:p>
      <text:p text:style-name="P6">will kill associated name running app</text:p>
      <text:p text:style-name="P6"/>
      <text:p text:style-name="P6">free -m/free</text:p>
      <text:p text:style-name="P6">for showing available memory</text:p>
      <text:p text:style-name="P6">top/htop/vmstat -s <text:s/>also do same</text:p>
      <text:p text:style-name="P6"/>
      <text:p text:style-name="P6">foreground and background process</text:p>
      <text:p text:style-name="P6">ls filename(bydefault foreground)</text:p>
      <text:p text:style-name="P6">ls filename &amp; (become background process with use of '&amp;')</text:p>
      <text:p text:style-name="P6"/>
      <text:p text:style-name="P6"/>
      <text:p text:style-name="P6">vi editor</text:p>
      <text:p text:style-name="P6">vi fiflename</text:p>
      <text:p text:style-name="P6">creare new file if alry not exist</text:p>
      <text:p text:style-name="P6">vi -R filename</text:p>
      <text:p text:style-name="P6">open file in read mode</text:p>
      <text:p text:style-name="P6">i=to go to insert mode and enter content at curser position</text:p>
      <text:p text:style-name="P6">a= enter after cursur posi</text:p>
      <text:p text:style-name="P6">I= begining </text:p>
      <text:p text:style-name="P6">and many more refer to tutorialspoint...</text:p>
      <text:p text:style-name="P6"/>
      <text:p text:style-name="P6"/>
      <text:p text:style-name="P6">nano filename (open file)</text:p>
      <text:p text:style-name="P6">nano editor an write and thn same..</text:p>
      <text:p text:style-name="P6">similar to vi but has more options...</text:p>
      <text:p text:style-name="P6">easy use terminal and terminal willl guide u..:)</text:p>
      <text:p text:style-name="P6"/>
      <text:p text:style-name="P7">clear -to clear screen</text:p>
      <text:p text:style-name="P7"/>
      <text:p text:style-name="P7">scp</text:p>
      <text:p text:style-name="P7">work over shh <text:s/>refer google....</text:p>
      <text:p text:style-name="P7"/>
      <text:p text:style-name="P7">crreating new file 4 ways</text:p>
      <text:p text:style-name="P7">using touch, cat ,vi ,nano</text:p>
      <text:p text:style-name="P7"/>
      <text:p text:style-name="P7">gzip and gunzip -to compress and vice versa..</text:p>
      <text:p text:style-name="P7"/>
      <text:p text:style-name="P7"/>
      <text:p text:style-name="P6"/>
      <text:p text:style-name="P6"/>
      <text:p text:style-name="P6"/>
      <text:p text:style-name="P6"/>
      <text:p text:style-name="P6"/>
      <text:p text:style-name="P4"/>
      <text:p text:style-name="P4"/>
      <text:p text:style-name="P5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0T17:19:21.449695213</dc:date>
    <meta:editing-duration>PT24M28S</meta:editing-duration>
    <meta:editing-cycles>11</meta:editing-cycles>
    <meta:generator>LibreOffice/4.4.2.2$Linux_x86 LibreOffice_project/40m0$Build-2</meta:generator>
    <meta:document-statistic meta:table-count="0" meta:image-count="0" meta:object-count="0" meta:page-count="3" meta:paragraph-count="117" meta:word-count="408" meta:character-count="2338" meta:non-whitespace-character-count="2015"/>
  </office:meta>
</office:document-meta>
</file>